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2.572cm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1.058cm" fo:margin-bottom="0.5cm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423cm" fo:margin-bottom="0.5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.847cm" fo:margin-bottom="0.5cm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1.124cm" fo:margin-right="0cm" fo:margin-top="0.847cm" fo:margin-bottom="0.5cm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635cm" fo:margin-bottom="0.5cm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.5cm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1.124cm" fo:margin-right="0cm" fo:margin-top="0.635cm" fo:margin-bottom="0.5cm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.635cm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635cm" fo:margin-bottom="0.635cm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.957cm" fo:margin-right="0cm" fo:margin-top="0cm" fo:margin-bottom="0.635cm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.957cm" fo:margin-right="0cm" fo:margin-top="0.212cm" fo:margin-bottom="0.212cm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.957cm" fo:margin-right="0cm" fo:margin-top="0cm" fo:margin-bottom="0.212cm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.957cm" fo:margin-right="0cm" fo:margin-top="0.635cm" fo:margin-bottom="0.212cm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.212cm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.847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956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.63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956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.635cm" fo:margin-bottom="0.63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956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212cm" fo:margin-bottom="0.63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956cm"/>
        </style:tab-stops>
      </style:paragraph-properties>
      <style:text-properties fo:hyphenate="false"/>
    </style:style>
    <style:style style:name="P24" style:family="paragraph">
      <style:paragraph-properties fo:margin-left="1.111cm" fo:margin-right="0cm" fo:margin-top="0cm" fo:margin-bottom="0.635cm" fo:text-indent="0cm">
        <style:tab-stops>
          <style:tab-stop style:position="0.957cm"/>
          <style:tab-stop style:position="1.914cm"/>
          <style:tab-stop style:position="2.875cm"/>
          <style:tab-stop style:position="3.956cm"/>
        </style:tab-stops>
      </style:paragraph-properties>
    </style:style>
    <style:style style:name="P25" style:family="paragraph">
      <style:paragraph-properties fo:margin-left="1.111cm" fo:margin-right="0cm" fo:margin-top="0cm" fo:margin-bottom="0.5cm" fo:text-indent="0cm">
        <style:tab-stops>
          <style:tab-stop style:position="0.957cm"/>
          <style:tab-stop style:position="1.914cm"/>
          <style:tab-stop style:position="2.875cm"/>
          <style:tab-stop style:position="3.956cm"/>
        </style:tab-stops>
      </style:paragraph-properties>
    </style:style>
    <style:style style:name="P26" style:family="paragraph">
      <style:paragraph-properties fo:margin-left="1.111cm" fo:margin-right="0cm" fo:margin-top="0.635cm" fo:margin-bottom="0.635cm" fo:text-indent="0cm">
        <style:tab-stops>
          <style:tab-stop style:position="0.957cm"/>
          <style:tab-stop style:position="1.914cm"/>
          <style:tab-stop style:position="2.875cm"/>
          <style:tab-stop style:position="3.956cm"/>
        </style:tab-stops>
      </style:paragraph-properties>
    </style:style>
    <style:style style:name="P27" style:family="paragraph">
      <style:paragraph-properties fo:margin-left="1.416cm" fo:margin-right="0cm" fo:margin-top="0.847cm" fo:margin-bottom="0.5cm" fo:text-align="start" fo:text-indent="0cm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225cm" fo:margin-bottom="0.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225cm" fo:margin-bottom="0.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.63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225cm" fo:margin-bottom="0.635cm" fo:text-align="start" fo:text-indent="0cm" style:punctuation-wrap="hanging" style:writing-mode="lr-tb">
        <style:tab-stops>
          <style:tab-stop style:position="0.957cm"/>
          <style:tab-stop style:position="1.914cm"/>
          <style:tab-stop style:position="2.875cm"/>
          <style:tab-stop style:position="3.832cm"/>
        </style:tab-stops>
      </style:paragraph-properties>
      <style:text-properties fo:hyphenate="false"/>
    </style:style>
    <style:style style:name="T1" style:family="text">
      <style:text-properties fo:color="#000000" style:text-line-through-style="none" fo:font-family="Calibri" fo:font-size="44pt" fo:letter-spacing="normal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Calibri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6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8" style:family="text">
      <style:text-properties fo:color="#000000" style:text-line-through-style="none" fo:font-family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00000" style:text-line-through-style="none" fo:font-family="'Courier New'" style:font-family-generic="modern" fo:font-size="32pt" fo:letter-spacing="normal" fo:font-style="normal" style:text-underline-style="none" fo:font-weight="bold" style:font-size-asian="32pt" style:font-style-asian="normal" style:font-weight-asian="bold" style:font-family-complex="'Courier New'" style:font-family-generic-complex="modern" style:font-size-complex="32pt" style:font-style-complex="normal" style:font-weight-complex="bold"/>
    </style:style>
    <style:style style:name="T11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family-complex="'Courier New'" style:font-family-generic-complex="modern" style:font-size-complex="32pt" style:font-style-complex="normal" style:font-weight-complex="normal"/>
    </style:style>
    <style:style style:name="T12" style:family="text">
      <style:text-properties fo:color="#000000" style:text-line-through-style="none" fo:font-family="Calibri" fo:font-size="32pt" fo:letter-spacing="normal" fo:font-style="italic" style:text-underline-style="none" fo:font-weight="normal" style:font-size-asian="32pt" style:font-style-asian="italic" style:font-weight-asian="normal" style:font-family-complex="'Courier New'" style:font-family-generic-complex="modern" style:font-size-complex="32pt" style:font-style-complex="italic" style:font-weight-complex="normal"/>
    </style:style>
    <style:style style:name="T13" style:family="text">
      <style:text-properties fo:color="#000000" style:text-line-through-style="none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4" style:family="text">
      <style:text-properties fo:color="#000000" style:text-line-through-style="none" fo:font-family="Calibri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5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000000" style:text-line-through-style="none" fo:font-family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color="#000000" style:text-line-through-style="none" fo:font-family="Calibri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9" style:family="text">
      <style:text-properties fo:color="#000000" style:text-line-through-style="none" fo:font-family="'Courier New'" style:font-family-generic="modern" fo:font-size="28pt" fo:letter-spacing="normal" fo:font-style="normal" style:text-underline-style="none" fo:font-weight="bold" style:font-size-asian="28pt" style:font-style-asian="normal" style:font-weight-asian="bold" style:font-family-complex="'Courier New'" style:font-family-generic-complex="modern" style:font-size-complex="28pt" style:font-style-complex="normal" style:font-weight-complex="bold"/>
    </style:style>
    <style:style style:name="T20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family-complex="'Courier New'" style:font-family-generic-complex="modern" style:font-size-complex="28pt" style:font-style-complex="normal" style:font-weight-complex="bold"/>
    </style:style>
    <style:style style:name="T21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family-complex="'Courier New'" style:font-family-generic-complex="modern" style:font-size-complex="28pt" style:font-style-complex="normal" style:font-weight-complex="normal"/>
    </style:style>
    <style:style style:name="T22" style:family="text">
      <style:text-properties fo:color="#000000" style:text-line-through-style="none" fo:font-family="Calibri" fo:font-size="28pt" fo:letter-spacing="normal" fo:font-style="italic" style:text-underline-style="none" fo:font-weight="normal" style:font-size-asian="28pt" style:font-style-asian="italic" style:font-weight-asian="normal" style:font-family-complex="'Courier New'" style:font-family-generic-complex="modern" style:font-size-complex="28pt" style:font-style-complex="italic" style:font-weight-complex="normal"/>
    </style:style>
    <style:style style:name="T23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v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271cm" text:min-label-width="0.793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2.436cm" svg:height="4.082cm" svg:x="1.27cm" svg:y="5.918cm" presentation:class="title" presentation:user-transformed="true">
          <draw:text-box>
            <text:p text:style-name="P1"><text:span text:style-name="T1">STRINGS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1"><text:span text:style-name="T2">CIS115 Lesson 2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Overview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4">How to declare a string variable</text:span></text:p>
              </text:list-item>
              <text:list-item>
                <text:p text:style-name="P3"><text:span text:style-name="T4">How to find the length of a string</text:span></text:p>
              </text:list-item>
              <text:list-item>
                <text:p text:style-name="P3"><text:span text:style-name="T4">How to combine strings to form a longer string</text:span></text:p>
              </text:list-item>
              <text:list-item>
                <text:p text:style-name="P3"><text:span text:style-name="T4">How to access a specific character in an array</text:span></text:p>
              </text:list-item>
            </text:list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ings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Strings</text:span></text:p>
          </draw:text-box>
        </draw:frame>
        <draw:frame draw:name="Content Placeholder 2" presentation:style-name="pr7" draw:text-style-name="P2" draw:layer="layout" svg:width="22.647cm" svg:height="15.239cm" svg:x="1.482cm" svg:y="3.598cm" presentation:class="outline" presentation:user-transformed="true">
          <draw:text-box>
            <text:list text:style-name="L3">
              <text:list-item>
                <text:p text:style-name="P4"><text:span text:style-name="T4">A string is a series of characters</text:span></text:p>
              </text:list-item>
              <text:list-item>
                <text:p text:style-name="P4"><text:span text:style-name="T4">A string can have any number of character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5">e.g. "How are you? " has 12 characters</text:span></text:p>
                  </text:list-item>
                  <text:list-item>
                    <text:p text:style-name="P4"><text:span text:style-name="T5">e.g. "A" has 1 character</text:span></text:p>
                  </text:list-item>
                  <text:list-item>
                    <text:p text:style-name="P4"><text:span text:style-name="T5">e.g. "" has 0 character</text:span></text:p>
                  </text:list-item>
                </text:list>
              </text:list-item>
              <text:list-item>
                <text:p text:style-name="P4"><text:span text:style-name="T4">A string with 0 character is called an </text:span><text:span text:style-name="T6">empty</text:span><text:span text:style-name="T4"> string or </text:span><text:span text:style-name="T6">null string</text:span></text:p>
              </text:list-item>
              <text:list-item>
                <text:p text:style-name="P4"><text:span text:style-name="T4">"A" and 'A' are different: </text:span></text:p>
                <text:list>
                  <text:list-item>
                    <text:p text:style-name="P4"><text:span text:style-name="T5">"A" is a string </text:span></text:p>
                  </text:list-item>
                  <text:list-item>
                    <text:p text:style-name="P4"><text:span text:style-name="T5">‘</text:span><text:span text:style-name="T5">A’ is a characte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3" presentation:class="page"/>
          <draw:frame draw:name="Notes Placeholder 2" presentation:style-name="pr8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7"><text:page-number>&lt;number&gt;</text:page-number></text:span></text:p>
            </draw:text-box>
          </draw:frame>
        </presentation:notes>
      </draw:page>
      <draw:page draw:name="String Variables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String Variables</text:span></text:p>
          </draw:text-box>
        </draw:frame>
        <draw:frame draw:name="Content Placeholder 2" presentation:style-name="pr7" draw:text-style-name="P2" draw:layer="layout" svg:width="23.282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4">Declare a string variable:</text:span></text:p>
              </text:list-item>
            </text:list>
            <text:p text:style-name="P8"><text:span text:style-name="T8">string courseCode;</text:span></text:p>
            <text:list text:continue-numbering="true" text:style-name="L3">
              <text:list-item>
                <text:p text:style-name="P7"><text:span text:style-name="T4">Declare a string variable and initialize it to null string :</text:span></text:p>
              </text:list-item>
            </text:list>
            <text:p text:style-name="P8"><text:span text:style-name="T8">string courseCode = "";</text:span></text:p>
            <text:list text:continue-numbering="true" text:style-name="L3">
              <text:list-item>
                <text:p text:style-name="P7"><text:span text:style-name="T4">Storing a string in a string variable:</text:span></text:p>
              </text:list-item>
            </text:list>
            <text:p text:style-name="P8"><text:span text:style-name="T8">courseCode = "CIS115";</text:span></text:p>
            <text:p text:style-name="P7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ings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Strings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9"><text:span text:style-name="T9">We can use </text:span><text:span text:style-name="T10">cin</text:span><text:span text:style-name="T11"> to read strings, but with limitation: </text:span></text:p>
              </text:list-item>
            </text:list>
            <text:p text:style-name="P9"><text:span text:style-name="T11"><text:s text:c="8"/></text:span><text:span text:style-name="T11">the input string cannot have tabs or spaces</text:span></text:p>
            <text:p text:style-name="P9"><text:span text:style-name="T11"/></text:p>
            <text:list text:continue-numbering="true" text:style-name="L3">
              <text:list-item>
                <text:p text:style-name="P9"><text:span text:style-name="T11">We can use something else to read strings that have tabs or spaces, but we don’t introduce it in this course since it gets a little complicated.</text:span></text:p>
              </text:list-item>
            </text:list>
            <text:p text:style-name="P9"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st Name Example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Last Name Example</text:span></text:p>
          </draw:text-box>
        </draw:frame>
        <draw:frame draw:name="Content Placeholder 2" presentation:style-name="pr7" draw:text-style-name="P2" draw:layer="layout" svg:width="22.859cm" svg:height="14.604cm" svg:x="1.27cm" svg:y="4.445cm" presentation:class="outline" presentation:user-transformed="true">
          <draw:text-box>
            <text:list text:style-name="L7">
              <text:list-item>
                <text:p text:style-name="P9"><text:span text:style-name="T8">Write a program to read and display the user’s last name:</text:span></text:p>
              </text:list-item>
            </text:list>
            <text:p text:style-name="P10"><text:span text:style-name="T13"><text:tab/></text:span><text:span text:style-name="T14">// File: Lesson25Ex1.cpp</text:span></text:p>
            <text:p text:style-name="P9"><text:span text:style-name="T14"><text:tab/></text:span><text:span text:style-name="T14">// Created by Man-Chi Leung on 7/13/13</text:span></text:p>
            <text:p text:style-name="P9"><text:span text:style-name="T14"><text:tab/></text:span><text:span text:style-name="T14">// This program reads and displays the </text:span></text:p>
            <text:p text:style-name="P9"><text:span text:style-name="T14"><text:tab/></text:span><text:span text:style-name="T14">// last name of the user.</text:span></text:p>
            <text:p text:style-name="P9"><text:span text:style-name="T14"/></text:p>
            <text:p text:style-name="P9"><text:span text:style-name="T14"><text:tab/></text:span><text:span text:style-name="T15">#include &lt;cstdlib&gt;</text:span></text:p>
            <text:p text:style-name="P9"><text:span text:style-name="T15"><text:tab/></text:span><text:span text:style-name="T15">#include &lt;iostream&gt;</text:span></text:p>
            <text:p text:style-name="P9"><text:span text:style-name="T15"><text:tab/></text:span><text:span text:style-name="T15">using namespace st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st Name Example" draw:style-name="dp1" draw:master-page-name="Default_20_1" presentation:presentation-page-layout-name="AL2T11">
        <draw:frame draw:name="Title 1" presentation:style-name="pr4" draw:text-style-name="P2" draw:layer="layout" svg:width="22.859cm" svg:height="2.411cm" svg:x="1.27cm" svg:y="0.763cm" presentation:class="title" presentation:user-transformed="true">
          <draw:text-box>
            <text:p text:style-name="P1"><text:span text:style-name="T3">Last Name Example</text:span></text:p>
          </draw:text-box>
        </draw:frame>
        <draw:frame draw:name="Content Placeholder 2" presentation:style-name="pr7" draw:text-style-name="P2" draw:layer="layout" svg:width="22.859cm" svg:height="15.239cm" svg:x="1.27cm" svg:y="3.387cm" presentation:class="outline" presentation:user-transformed="true">
          <draw:text-box>
            <text:p text:style-name="P11"><text:span text:style-name="T16">int main()</text:span></text:p>
            <text:p text:style-name="P11"><text:span text:style-name="T16">{</text:span></text:p>
            <text:p text:style-name="P11"><text:span text:style-name="T16"><text:s text:c="7"/></text:span><text:span text:style-name="T16"><text:tab/></text:span><text:span text:style-name="T17">// Declare string variable </text:span></text:p>
            <text:p text:style-name="P11"><text:span text:style-name="T16"><text:s text:c="8"/></text:span><text:span text:style-name="T16"><text:tab/></text:span><text:span text:style-name="T16">string lastName = "";</text:span></text:p>
            <text:p text:style-name="P11"><text:span text:style-name="T16"><text:s text:c="8"/></text:span><text:span text:style-name="T16"><text:tab/></text:span></text:p>
            <text:p text:style-name="P11"><text:span text:style-name="T16"><text:tab/></text:span><text:span text:style-name="T17">// Request Input</text:span></text:p>
            <text:p text:style-name="P11"><text:span text:style-name="T16"><text:s text:c="9"/></text:span><text:span text:style-name="T16"><text:tab/></text:span><text:span text:style-name="T16">cout &lt;&lt; "Enter your last name: ";</text:span></text:p>
            <text:p text:style-name="P11"><text:span text:style-name="T16"><text:s text:c="8"/></text:span><text:span text:style-name="T16"><text:tab/></text:span><text:span text:style-name="T16">cin &gt;&gt; lastName;</text:span></text:p>
            <text:p text:style-name="P11"><text:span text:style-name="T16"><text:s text:c="8"/></text:span></text:p>
            <text:p text:style-name="P11"><text:span text:style-name="T16"><text:tab/></text:span><text:span text:style-name="T17">// Display output</text:span></text:p>
            <text:p text:style-name="P11"><text:span text:style-name="T16"><text:s text:c="9"/></text:span><text:span text:style-name="T16"><text:tab/></text:span><text:span text:style-name="T16">cout &lt;&lt; "Your last name: " &lt;&lt; lastName &lt;&lt; endl;</text:span></text:p>
            <text:p text:style-name="P11"><text:span text:style-name="T16"><text:s text:c="8"/></text:span></text:p>
            <text:p text:style-name="P11"><text:span text:style-name="T16"><text:s text:c="8"/></text:span><text:span text:style-name="T16"><text:tab/></text:span><text:span text:style-name="T16">system("pause"); </text:span></text:p>
            <text:p text:style-name="P11"><text:span text:style-name="T16"><text:s text:c="8"/></text:span><text:span text:style-name="T16"><text:tab/></text:span><text:span text:style-name="T16">return 0;</text:span></text:p>
            <text:p text:style-name="P11"><text:span text:style-name="T1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termining Length of a String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Determining Length of a String</text:span></text:p>
          </draw:text-box>
        </draw:frame>
        <draw:frame draw:name="Content Placeholder 2" presentation:style-name="pr7" draw:text-style-name="P2" draw:layer="layout" svg:width="22.859cm" svg:height="12.571cm" svg:x="1.27cm" svg:y="4.022cm" presentation:class="outline" presentation:user-transformed="true">
          <draw:text-box>
            <text:list text:style-name="L3">
              <text:list-item>
                <text:p text:style-name="P10"><text:span text:style-name="T4">The length of a string is the number of characters in a string</text:span></text:p>
              </text:list-item>
              <text:list-item>
                <text:p text:style-name="P10"><text:span text:style-name="T4">We can use the length function of a string to determine the length of a string. Example:</text:span></text:p>
              </text:list-item>
            </text:list>
            <text:p text:style-name="P12"><text:span text:style-name="T4"><text:tab/></text:span><text:span text:style-name="T8">string courseCode = "CIS115";</text:span></text:p>
            <text:p text:style-name="P12"><text:span text:style-name="T8"><text:tab/></text:span><text:span text:style-name="T8">int numChars = 0;</text:span></text:p>
            <text:p text:style-name="P12"><text:span text:style-name="T8"><text:tab/></text:span><text:span text:style-name="T8">numChars = </text:span><text:span text:style-name="T18">courseCode.length()</text:span><text:span text:style-name="T8">;</text:span></text:p>
            <text:list text:continue-numbering="true" text:style-name="L3">
              <text:list-item>
                <text:p text:style-name="P10"><text:span text:style-name="T4">6 will be stored in </text:span><text:span text:style-name="T8">numCha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st Name Example Modified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Last Name Example Modified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9"><text:span text:style-name="T9">Write a program to read and display the user’s last name. <text:s/></text:span></text:p>
              </text:list-item>
            </text:list>
            <text:p text:style-name="P9"><text:span text:style-name="T9"/></text:p>
            <text:list text:continue-numbering="true" text:style-name="L3">
              <text:list-item>
                <text:p text:style-name="P9"><text:span text:style-name="T9">Also, determine and display the length of the last na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st Name Example Modified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Last Name Example Modified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p text:style-name="P9"><text:span text:style-name="T8">// File: Lesson25Ex2.cpp</text:span></text:p>
            <text:p text:style-name="P9"><text:span text:style-name="T8">// Created by Man-Chi Leung on 7/13/13</text:span></text:p>
            <text:p text:style-name="P9"><text:span text:style-name="T8">// This program reads and displays the last name of the</text:span></text:p>
            <text:p text:style-name="P9"><text:span text:style-name="T8">// <text:s/>user and it also displays the length of last name.</text:span></text:p>
            <text:p text:style-name="P9"><text:span text:style-name="T8"/></text:p>
            <text:p text:style-name="P9"><text:span text:style-name="T4">#include &lt;cstdlib&gt;</text:span></text:p>
            <text:p text:style-name="P9"><text:span text:style-name="T4">#include &lt;iostream&gt;</text:span></text:p>
            <text:p text:style-name="P9"><text:span text:style-name="T4">using namespace st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st Name Example Modified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Last Name Example Modified</text:span></text:p>
          </draw:text-box>
        </draw:frame>
        <draw:frame draw:name="Content Placeholder 2" presentation:style-name="pr7" draw:text-style-name="P2" draw:layer="layout" svg:width="22.859cm" svg:height="13.418cm" svg:x="1.27cm" svg:y="3.598cm" presentation:class="outline" presentation:user-transformed="true">
          <draw:text-box>
            <text:p text:style-name="P11"><text:span text:style-name="T15">int main()</text:span></text:p>
            <text:p text:style-name="P11"><text:span text:style-name="T15">{</text:span></text:p>
            <text:p text:style-name="P13"><text:span text:style-name="T14"><text:s text:c="6"/></text:span><text:span text:style-name="T14"><text:tab/></text:span><text:span text:style-name="T14">// Declare variables </text:span></text:p>
            <text:p text:style-name="P13"><text:span text:style-name="T14"><text:s text:c="6"/></text:span><text:span text:style-name="T14"><text:tab/></text:span><text:span text:style-name="T15">string lastName = "";</text:span></text:p>
            <text:p text:style-name="P13"><text:span text:style-name="T15"><text:s text:c="6"/></text:span><text:span text:style-name="T15"><text:tab/></text:span><text:span text:style-name="T15">int numChar = 0;</text:span></text:p>
            <text:p text:style-name="P14"><text:span text:style-name="T14"><text:s text:c="12"/></text:span><text:span text:style-name="T14"><text:tab/></text:span><text:span text:style-name="T14">// Enter last name</text:span></text:p>
            <text:p text:style-name="P13"><text:span text:style-name="T14"><text:s text:c="6"/></text:span><text:span text:style-name="T14"><text:tab/></text:span><text:span text:style-name="T15">cout &lt;&lt; "Enter your last name: ";</text:span></text:p>
            <text:p text:style-name="P13"><text:span text:style-name="T15"><text:s text:c="6"/></text:span><text:span text:style-name="T15"><text:tab/></text:span><text:span text:style-name="T15">cin &gt;&gt; lastNam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st Name Example Modified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Last Name Example Modified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p text:style-name="P15"><text:span text:style-name="T14"><text:tab/></text:span><text:span text:style-name="T14">// Display last name and its length</text:span></text:p>
            <text:p text:style-name="P15"><text:span text:style-name="T14"><text:tab/></text:span><text:span text:style-name="T15">cout &lt;&lt; "Your last name: " &lt;&lt; lastName &lt;&lt; endl;</text:span></text:p>
            <text:p text:style-name="P16"><text:span text:style-name="T15"><text:tab/></text:span><text:span text:style-name="T15">numChar = lastName.length();</text:span></text:p>
            <text:p text:style-name="P17"><text:span text:style-name="T15"><text:tab/></text:span><text:span text:style-name="T15">cout &lt;&lt; "Number of characters in the last name: " <text:s/></text:span><text:span text:style-name="T15"><text:tab/></text:span><text:span text:style-name="T15"> <text:s text:c="7"/>&lt;&lt; numChar &lt;&lt; endl;</text:span></text:p>
            <text:p text:style-name="P18"><text:span text:style-name="T15"><text:tab/></text:span><text:span text:style-name="T15">system("pause"); </text:span></text:p>
            <text:p text:style-name="P17"><text:span text:style-name="T15"><text:tab/></text:span><text:span text:style-name="T15">return 0;</text:span></text:p>
            <text:p text:style-name="P19"><text:span text:style-name="T1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bining Two Strings into One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Combining Two Strings into One</text:span></text:p>
          </draw:text-box>
        </draw:frame>
        <draw:frame draw:name="Content Placeholder 2" presentation:style-name="pr7" draw:text-style-name="P2" draw:layer="layout" svg:width="22.859cm" svg:height="12.571cm" svg:x="1.27cm" svg:y="4.022cm" presentation:class="outline" presentation:user-transformed="true">
          <draw:text-box>
            <text:list text:style-name="L3">
              <text:list-item>
                <text:p text:style-name="P9"><text:span text:style-name="T4">We can use the </text:span><text:span text:style-name="T19">+</text:span><text:span text:style-name="T20"> operator </text:span><text:span text:style-name="T21">to combine two strings into one, called string </text:span><text:span text:style-name="T20">concatenation</text:span><text:span text:style-name="T21">. </text:span></text:p>
              </text:list-item>
              <text:list-item>
                <text:p text:style-name="P9"><text:span text:style-name="T21">Example:</text:span></text:p>
              </text:list-item>
            </text:list>
            <text:p text:style-name="P12"><text:span text:style-name="T22">string courseCode = "CIS115";</text:span></text:p>
            <text:p text:style-name="P12"><text:span text:style-name="T22">string sectionNum = "2101";</text:span></text:p>
            <text:p text:style-name="P12"><text:span text:style-name="T22">string fullCourseCode = "";</text:span></text:p>
            <text:p text:style-name="P12"><text:span text:style-name="T22">fullCourseCode = courseCode + "." + sectionNum;</text:span></text:p>
            <text:list text:continue-numbering="true" text:style-name="L3">
              <text:list-item>
                <text:p text:style-name="P3"><text:span text:style-name="T22">CIS115.2101</text:span><text:span text:style-name="T21"> will be stored in </text:span><text:span text:style-name="T22">fullCourse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rst and Last Names Example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First and Last Names Example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4">Write a program to read the last name and first name of the user separately. <text:s/></text:span></text:p>
              </text:list-item>
              <text:list-item>
                <text:p text:style-name="P10"><text:span text:style-name="T4">Combine them to form the full name. <text:s/></text:span></text:p>
              </text:list-item>
              <text:list-item>
                <text:p text:style-name="P10"><text:span text:style-name="T4">Don’t forget to insert a space between the two names. <text:s/></text:span></text:p>
              </text:list-item>
              <text:list-item>
                <text:p text:style-name="P10"><text:span text:style-name="T4">Also display the length of the full na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rst and Last Names Example" draw:style-name="dp1" draw:master-page-name="Default_20_1" presentation:presentation-page-layout-name="AL2T11">
        <draw:frame draw:name="Title 1" presentation:style-name="pr4" draw:text-style-name="P2" draw:layer="layout" svg:width="22.859cm" svg:height="1.988cm" svg:x="1.27cm" svg:y="0.763cm" presentation:class="title" presentation:user-transformed="true">
          <draw:text-box>
            <text:p text:style-name="P1"><text:span text:style-name="T3">First and Last Names Example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p text:style-name="P9"><text:span text:style-name="T14">// File: Lesson25Ex3.cpp</text:span></text:p>
            <text:p text:style-name="P9"><text:span text:style-name="T14">// Created by Man-Chi Leung on 7/13/13</text:span></text:p>
            <text:p text:style-name="P9"><text:span text:style-name="T14">// This program reads the last name </text:span></text:p>
            <text:p text:style-name="P9"><text:span text:style-name="T14">// <text:s/>and first name of the user.</text:span></text:p>
            <text:p text:style-name="P9"><text:span text:style-name="T14">// It combines them to form the full name.</text:span></text:p>
            <text:p text:style-name="P9"><text:span text:style-name="T14"/></text:p>
            <text:p text:style-name="P9"><text:span text:style-name="T15">#include &lt;cstdlib&gt;</text:span></text:p>
            <text:p text:style-name="P9"><text:span text:style-name="T15">#include &lt;iostream&gt;</text:span></text:p>
            <text:p text:style-name="P9"><text:span text:style-name="T15">using namespace st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rst and Last Names Example" draw:style-name="dp1" draw:master-page-name="Default_20_1" presentation:presentation-page-layout-name="AL2T11">
        <draw:frame draw:name="Title 1" presentation:style-name="pr4" draw:text-style-name="P2" draw:layer="layout" svg:width="22.859cm" svg:height="2.199cm" svg:x="1.27cm" svg:y="0.763cm" presentation:class="title" presentation:user-transformed="true">
          <draw:text-box>
            <text:p text:style-name="P1"><text:span text:style-name="T3">First and Last Names Example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p text:style-name="P11"><text:span text:style-name="T15">int main()</text:span></text:p>
            <text:p text:style-name="P11"><text:span text:style-name="T15">{</text:span></text:p>
            <text:p text:style-name="P20"><text:span text:style-name="T15"><text:s text:c="4"/></text:span><text:span text:style-name="T15"><text:tab/></text:span><text:span text:style-name="T15"><text:tab/></text:span><text:span text:style-name="T15">// Declare variables</text:span></text:p>
            <text:p text:style-name="P20"><text:span text:style-name="T15"><text:tab/></text:span><text:span text:style-name="T15"><text:tab/></text:span><text:span text:style-name="T15">// Get first and last names</text:span></text:p>
            <text:p text:style-name="P20"><text:span text:style-name="T15"><text:tab/></text:span><text:span text:style-name="T15"><text:tab/></text:span><text:span text:style-name="T15">// Combine names and determine length</text:span></text:p>
            <text:p text:style-name="P20"><text:span text:style-name="T15"><text:tab/></text:span><text:span text:style-name="T15"><text:tab/></text:span><text:span text:style-name="T15">// Display output</text:span><text:span text:style-name="T15"><text:tab/></text:span></text:p>
            <text:p text:style-name="P20"><text:span text:style-name="T1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rst and Last Names Example" draw:style-name="dp1" draw:master-page-name="Default_20_1" presentation:presentation-page-layout-name="AL2T11">
        <draw:frame draw:name="Title 1" presentation:style-name="pr4" draw:text-style-name="P2" draw:layer="layout" svg:width="22.859cm" svg:height="1.988cm" svg:x="1.27cm" svg:y="0.763cm" presentation:class="title" presentation:user-transformed="true">
          <draw:text-box>
            <text:p text:style-name="P1"><text:span text:style-name="T3">First and Last Names Example</text:span></text:p>
          </draw:text-box>
        </draw:frame>
        <draw:frame draw:name="Content Placeholder 2" presentation:style-name="pr7" draw:text-style-name="P2" draw:layer="layout" svg:width="23.071cm" svg:height="16.932cm" svg:x="1.27cm" svg:y="3.175cm" presentation:class="outline" presentation:user-transformed="true">
          <draw:text-box>
            <text:p text:style-name="P13"><text:span text:style-name="T17"><text:s text:c="14"/></text:span><text:span text:style-name="T17">// Declare variables</text:span></text:p>
            <text:p text:style-name="P21"><text:span text:style-name="T17"><text:tab/></text:span><text:span text:style-name="T17"><text:tab/></text:span><text:span text:style-name="T17"><text:tab/></text:span><text:span text:style-name="T16">string lastName = "";</text:span></text:p>
            <text:p text:style-name="P21"><text:span text:style-name="T16"><text:s text:c="4"/></text:span><text:span text:style-name="T16"><text:tab/></text:span><text:span text:style-name="T16"><text:tab/></text:span><text:span text:style-name="T16"><text:tab/></text:span><text:span text:style-name="T16">string firstName = "";</text:span></text:p>
            <text:p text:style-name="P21"><text:span text:style-name="T16"><text:s text:c="4"/></text:span><text:span text:style-name="T16"><text:tab/></text:span><text:span text:style-name="T16"><text:tab/></text:span><text:span text:style-name="T16"><text:tab/></text:span><text:span text:style-name="T16">string fullName = "";</text:span></text:p>
            <text:p text:style-name="P21"><text:span text:style-name="T16"><text:s text:c="4"/></text:span><text:span text:style-name="T16"><text:tab/></text:span><text:span text:style-name="T16"><text:tab/></text:span><text:span text:style-name="T16"><text:tab/></text:span><text:span text:style-name="T16">int numChars = 0; </text:span><text:span text:style-name="T16"><text:tab/></text:span></text:p>
            <text:p text:style-name="P22"><text:span text:style-name="T17"><text:tab/></text:span><text:span text:style-name="T17"><text:tab/></text:span><text:span text:style-name="T17"><text:tab/></text:span><text:span text:style-name="T17">// Get first and last names</text:span></text:p>
            <text:p text:style-name="P21"><text:span text:style-name="T17"><text:tab/></text:span><text:span text:style-name="T17"><text:tab/></text:span><text:span text:style-name="T17"><text:tab/></text:span><text:span text:style-name="T16">cout &lt;&lt; "Enter your last name: ";</text:span></text:p>
            <text:p text:style-name="P21"><text:span text:style-name="T16"><text:s text:c="4"/></text:span><text:span text:style-name="T16"><text:tab/></text:span><text:span text:style-name="T16"><text:tab/></text:span><text:span text:style-name="T16"><text:tab/></text:span><text:span text:style-name="T16">cin &gt;&gt; lastName;</text:span></text:p>
            <text:p text:style-name="P21"><text:span text:style-name="T16"><text:s text:c="4"/></text:span><text:span text:style-name="T16"><text:tab/></text:span><text:span text:style-name="T16"><text:tab/></text:span><text:span text:style-name="T16"><text:tab/></text:span><text:span text:style-name="T16">cout &lt;&lt; "Enter your first name: ";</text:span></text:p>
            <text:p text:style-name="P21"><text:span text:style-name="T16"><text:s text:c="4"/></text:span><text:span text:style-name="T16"><text:tab/></text:span><text:span text:style-name="T16"><text:tab/></text:span><text:span text:style-name="T16"><text:tab/></text:span><text:span text:style-name="T16">cin &gt;&gt; firstName;</text:span></text:p>
            <text:p text:style-name="P23"><text:span text:style-name="T1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rst and Last Names Example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341cm" svg:y="-0.423cm" presentation:class="title" presentation:user-transformed="true">
          <draw:text-box>
            <text:p text:style-name="P1"><text:span text:style-name="T23">First and Last Names Example</text:span></text:p>
          </draw:text-box>
        </draw:frame>
        <draw:frame draw:name="Content Placeholder 2" presentation:style-name="pr7" draw:text-style-name="P2" draw:layer="layout" svg:width="22.859cm" svg:height="14.181cm" svg:x="1.27cm" svg:y="4.445cm" presentation:class="outline" presentation:user-transformed="true">
          <draw:text-box>
            <text:p text:style-name="P24"><text:span text:style-name="T17"><text:tab/></text:span><text:span text:style-name="T17"><text:tab/></text:span><text:span text:style-name="T17">// Combine names and determine length</text:span></text:p>
            <text:p text:style-name="P25"><text:span text:style-name="T17"><text:tab/></text:span><text:span text:style-name="T17"><text:tab/></text:span><text:span text:style-name="T16">fullName = firstName + " " + lastName;</text:span></text:p>
            <text:p text:style-name="P25"><text:span text:style-name="T16"><text:s text:c="4"/></text:span><text:span text:style-name="T16"><text:tab/></text:span><text:span text:style-name="T16"><text:tab/></text:span><text:span text:style-name="T16">numChars = fullName.length();</text:span></text:p>
            <text:p text:style-name="P26"><text:span text:style-name="T17"><text:tab/></text:span><text:span text:style-name="T17"><text:tab/></text:span><text:span text:style-name="T17">// Display output</text:span></text:p>
            <text:p text:style-name="P25"><text:span text:style-name="T17"><text:s text:c="4"/></text:span><text:span text:style-name="T17"><text:tab/></text:span><text:span text:style-name="T17"><text:tab/></text:span><text:span text:style-name="T16">cout &lt;&lt; "Your full name: " &lt;&lt; fullName &lt;&lt; endl;</text:span></text:p>
            <text:p text:style-name="P25"><text:span text:style-name="T16"><text:s text:c="4"/></text:span><text:span text:style-name="T16"><text:tab/></text:span><text:span text:style-name="T16"><text:tab/></text:span><text:span text:style-name="T16">cout &lt;&lt; "Number of characters in full name: " </text:span></text:p>
            <text:p text:style-name="P25"><text:span text:style-name="T16"><text:s text:c="12"/></text:span><text:span text:style-name="T16"><text:tab/></text:span><text:span text:style-name="T16"> <text:s text:c="3"/></text:span><text:span text:style-name="T16">&lt;&lt; numChars &lt;&lt; endl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essing a Specific Character in a String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Accessing a Specific Character in a String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4">We can access a specific character in a string by treating the string as a character array</text:span></text:p>
              </text:list-item>
              <text:list-item>
                <text:p text:style-name="P7"><text:span text:style-name="T4">Example:</text:span></text:p>
              </text:list-item>
            </text:list>
            <text:p text:style-name="P27"><text:span text:style-name="T8">string course = "CIS115";</text:span></text:p>
            <text:p text:style-name="P27"><text:span text:style-name="T8">cout &lt;&lt; course[0] &lt;&lt; endl;</text:span></text:p>
            <text:list text:continue-numbering="true" text:style-name="L3">
              <text:list-item>
                <text:p text:style-name="P7"><text:span text:style-name="T4">The output will be </text:span><text:span text:style-name="T8">C</text:span></text:p>
              </text:list-item>
            </text:list>
            <text:p text:style-name="P7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llege Program Code Example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College Program Code Example</text:span></text:p>
          </draw:text-box>
        </draw:frame>
        <draw:frame draw:name="Content Placeholder 2" presentation:style-name="pr7" draw:text-style-name="P2" draw:layer="layout" svg:width="22.859cm" svg:height="13.757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Write a program to do the following. <text:s/></text:span></text:p>
              </text:list-item>
              <text:list-item>
                <text:p text:style-name="P4"><text:span text:style-name="T4">Get a college program code from the user. <text:s/>Test the first character of the code. <text:s/></text:span></text:p>
              </text:list-item>
              <text:list-item>
                <text:p text:style-name="P4"><text:span text:style-name="T4">If the first character is ‘A’ or ‘a’, this is an associate degree program. <text:s/></text:span></text:p>
              </text:list-item>
              <text:list-item>
                <text:p text:style-name="P4"><text:span text:style-name="T4">If the first character is ‘C’ or ‘c’, this is a certificate program. <text:s/></text:span></text:p>
              </text:list-item>
              <text:list-item>
                <text:p text:style-name="P4"><text:span text:style-name="T4">If the first character is something else, the program code is invali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llege Program Code Example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College Program Code Example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p text:style-name="P9"><text:span text:style-name="T14">// File: Lesson25Ex4.cpp</text:span></text:p>
            <text:p text:style-name="P9"><text:span text:style-name="T14">// Created by Man-Chi Leung on 7/17/13</text:span></text:p>
            <text:p text:style-name="P9"><text:span text:style-name="T14">// This program reads a program code and determine </text:span></text:p>
            <text:p text:style-name="P9"><text:span text:style-name="T14">// whether it is an associate degree program or a </text:span></text:p>
            <text:p text:style-name="P9"><text:span text:style-name="T14">// certificate program.</text:span></text:p>
            <text:p text:style-name="P9"><text:span text:style-name="T14"/></text:p>
            <text:p text:style-name="P9"><text:span text:style-name="T15">#include &lt;cstdlib&gt;</text:span></text:p>
            <text:p text:style-name="P9"><text:span text:style-name="T15">#include &lt;iostream&gt;</text:span></text:p>
            <text:p text:style-name="P9"><text:span text:style-name="T15">using namespace std;</text:span></text:p>
            <text:p text:style-name="P9"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llege Program Code Example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College Program Code Example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p text:style-name="P28"><text:span text:style-name="T15">int main()</text:span></text:p>
            <text:p text:style-name="P28"><text:span text:style-name="T15">{ </text:span></text:p>
            <text:p text:style-name="P28"><text:span text:style-name="T14"><text:s text:c="7"/></text:span><text:span text:style-name="T14"><text:tab/></text:span><text:span text:style-name="T14">// Declare variable</text:span></text:p>
            <text:p text:style-name="P28"><text:span text:style-name="T15"><text:tab/></text:span><text:span text:style-name="T15"> <text:s/></text:span><text:span text:style-name="T15"><text:tab/></text:span><text:span text:style-name="T15">string progCode = "";</text:span></text:p>
            <text:p text:style-name="P28"><text:span text:style-name="T15"/></text:p>
            <text:p text:style-name="P28"><text:span text:style-name="T14"><text:tab/></text:span><text:span text:style-name="T14"> <text:s/></text:span><text:span text:style-name="T14"><text:tab/></text:span><text:span text:style-name="T14">// Request input</text:span></text:p>
            <text:p text:style-name="P28"><text:span text:style-name="T15"><text:s text:c="7"/></text:span><text:span text:style-name="T15"><text:tab/></text:span><text:span text:style-name="T15">cout &lt;&lt; "Please enter a program code: ";</text:span></text:p>
            <text:p text:style-name="P28"><text:span text:style-name="T15"><text:tab/></text:span><text:span text:style-name="T15"> <text:s/></text:span><text:span text:style-name="T15"><text:tab/></text:span><text:span text:style-name="T15">cin &gt;&gt; progCode;</text:span></text:p>
            <text:p text:style-name="P28"><text:span text:style-name="T14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llege Program Code Example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College Program Code Example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p text:style-name="P28"><text:span text:style-name="T14"><text:tab/></text:span><text:span text:style-name="T14"><text:tab/></text:span><text:span text:style-name="T15">if (progCode[0] == 'A' || progCode[0] == 'a')</text:span></text:p>
            <text:p text:style-name="P28"><text:span text:style-name="T15"><text:tab/></text:span><text:span text:style-name="T15"><text:tab/></text:span><text:span text:style-name="T15">{</text:span></text:p>
            <text:p text:style-name="P28"><text:span text:style-name="T15"><text:tab/></text:span><text:span text:style-name="T15"><text:tab/></text:span><text:span text:style-name="T15"><text:tab/></text:span><text:span text:style-name="T15"> <text:s text:c="2"/></text:span><text:span text:style-name="T15">cout &lt;&lt; "This is an associate degree program." </text:span></text:p>
            <text:p text:style-name="P28"><text:span text:style-name="T15"><text:tab/></text:span><text:span text:style-name="T15"><text:tab/></text:span><text:span text:style-name="T15"><text:tab/></text:span><text:span text:style-name="T15"><text:tab/></text:span><text:span text:style-name="T15"> <text:s text:c="6"/></text:span><text:span text:style-name="T15">&lt;&lt; endl;</text:span></text:p>
            <text:p text:style-name="P28"><text:span text:style-name="T15"><text:tab/></text:span><text:span text:style-name="T15"><text:tab/></text:span><text:span text:style-name="T15">}</text:span></text:p>
            <text:p text:style-name="P28"><text:span text:style-name="T15"><text:tab/></text:span><text:span text:style-name="T15"><text:tab/></text:span><text:span text:style-name="T15">else if (progCode[0] == 'C' || progCode[0] == 'c')</text:span></text:p>
            <text:p text:style-name="P28"><text:span text:style-name="T15"><text:tab/></text:span><text:span text:style-name="T15"><text:tab/></text:span><text:span text:style-name="T15">{</text:span></text:p>
            <text:p text:style-name="P28"><text:span text:style-name="T15"><text:tab/></text:span><text:span text:style-name="T15"><text:tab/></text:span><text:span text:style-name="T15"><text:tab/></text:span><text:span text:style-name="T15"> <text:s text:c="2"/></text:span><text:span text:style-name="T15">cout &lt;&lt; "This is a certificate program." &lt;&lt; endl;</text:span></text:p>
            <text:p text:style-name="P28"><text:span text:style-name="T15"><text:tab/></text:span><text:span text:style-name="T15"><text:tab/></text:span><text:span text:style-name="T15">}</text:span></text:p>
            <text:p text:style-name="P28"><text:span text:style-name="T14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llege Program Code Example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College Program Code Example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p text:style-name="P28"><text:span text:style-name="T14"><text:tab/></text:span><text:span text:style-name="T14"><text:tab/></text:span><text:span text:style-name="T15">else</text:span></text:p>
            <text:p text:style-name="P28"><text:span text:style-name="T15"><text:tab/></text:span><text:span text:style-name="T15"><text:tab/></text:span><text:span text:style-name="T15">{</text:span></text:p>
            <text:p text:style-name="P28"><text:span text:style-name="T15"><text:tab/></text:span><text:span text:style-name="T15"><text:tab/></text:span><text:span text:style-name="T15"><text:tab/></text:span><text:span text:style-name="T15">cout &lt;&lt; "This is an invalid program code." &lt;&lt; endl;</text:span></text:p>
            <text:p text:style-name="P28"><text:span text:style-name="T15"><text:tab/></text:span><text:span text:style-name="T15"><text:tab/></text:span><text:span text:style-name="T15">}</text:span></text:p>
            <text:p text:style-name="P28"><text:span text:style-name="T15"><text:tab/></text:span><text:span text:style-name="T15"><text:tab/></text:span></text:p>
            <text:p text:style-name="P28"><text:span text:style-name="T15"><text:tab/></text:span><text:span text:style-name="T15"><text:tab/></text:span><text:span text:style-name="T15">system ("pause"); </text:span></text:p>
            <text:p text:style-name="P28"><text:span text:style-name="T15"><text:tab/></text:span><text:span text:style-name="T15"><text:tab/></text:span><text:span text:style-name="T15">return 0;</text:span></text:p>
            <text:p text:style-name="P28"><text:span text:style-name="T1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nge Case Example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Change Case Example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4">Write a program to do the following. <text:s/></text:span></text:p>
              </text:list-item>
              <text:list-item>
                <text:p text:style-name="P7"><text:span text:style-name="T4">Get a string from the keyboard. <text:s/></text:span></text:p>
              </text:list-item>
              <text:list-item>
                <text:p text:style-name="P7"><text:span text:style-name="T4">Convert all letters to uppercase and display the whole string on the scree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nge Case Example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Change Case Example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p text:style-name="P9"><text:span text:style-name="T14">// File: Lesson25Ex5.cpp</text:span></text:p>
            <text:p text:style-name="P9"><text:span text:style-name="T14">// Created by Man-Chi Leung on 7/17/13</text:span></text:p>
            <text:p text:style-name="P9"><text:span text:style-name="T14">// This program reads a string from keyboard and convert</text:span></text:p>
            <text:p text:style-name="P9"><text:span text:style-name="T14">// all letters to uppercase</text:span></text:p>
            <text:p text:style-name="P9"><text:span text:style-name="T14"> </text:span></text:p>
            <text:p text:style-name="P9"><text:span text:style-name="T15">#include &lt;cstdlib&gt;</text:span></text:p>
            <text:p text:style-name="P9"><text:span text:style-name="T15">#include &lt;iostream&gt;</text:span></text:p>
            <text:p text:style-name="P9"><text:span text:style-name="T15">using namespace std;</text:span></text:p>
            <text:p text:style-name="P9"><text:span text:style-name="T14"> 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nge Case Example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3">Change Case Example</text:span></text:p>
          </draw:text-box>
        </draw:frame>
        <draw:frame draw:name="Content Placeholder 2" presentation:style-name="pr7" draw:text-style-name="P2" draw:layer="layout" svg:width="22.859cm" svg:height="13.969cm" svg:x="1.27cm" svg:y="4.445cm" presentation:class="outline" presentation:user-transformed="true">
          <draw:text-box>
            <text:p text:style-name="P29"><text:span text:style-name="T15">int main()</text:span></text:p>
            <text:p text:style-name="P29"><text:span text:style-name="T15">{</text:span></text:p>
            <text:p text:style-name="P29"><text:span text:style-name="T14"><text:s text:c="6"/></text:span><text:span text:style-name="T14"><text:tab/></text:span><text:span text:style-name="T14">// Declare variables</text:span></text:p>
            <text:p text:style-name="P29"><text:span text:style-name="T15"><text:s text:c="6"/></text:span><text:span text:style-name="T15"><text:tab/></text:span><text:span text:style-name="T15">string str = "";</text:span></text:p>
            <text:p text:style-name="P29"><text:span text:style-name="T15"><text:s text:c="6"/></text:span><text:span text:style-name="T15"><text:tab/></text:span><text:span text:style-name="T15">int strLength = 0;</text:span></text:p>
            <text:p text:style-name="P29"><text:span text:style-name="T15"> </text:span></text:p>
            <text:p text:style-name="P29"><text:span text:style-name="T14"><text:tab/></text:span><text:span text:style-name="T14"> <text:s/></text:span><text:span text:style-name="T14"><text:tab/></text:span><text:span text:style-name="T14">// Request input</text:span></text:p>
            <text:p text:style-name="P29"><text:span text:style-name="T15"><text:s text:c="8"/></text:span><text:span text:style-name="T15"><text:tab/></text:span><text:span text:style-name="T15">cout &lt;&lt; "Please enter a string: ";</text:span></text:p>
            <text:p text:style-name="P29"><text:span text:style-name="T15"><text:tab/></text:span><text:span text:style-name="T15"> <text:s/></text:span><text:span text:style-name="T15"><text:tab/></text:span><text:span text:style-name="T15">cin &gt;&gt; str;</text:span></text:p>
            <text:p text:style-name="P29"><text:span text:style-name="T15"><text:tab/></text:span><text:span text:style-name="T15"> <text:s/></text:span><text:span text:style-name="T15"><text:tab/></text:span><text:span text:style-name="T15">strLength = str.length();</text:span></text:p>
            <text:p text:style-name="P29"><text:span text:style-name="T14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nge Case Example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3">Change Case Example</text:span></text:p>
          </draw:text-box>
        </draw:frame>
        <draw:frame draw:name="Content Placeholder 2" presentation:style-name="pr7" draw:text-style-name="P2" draw:layer="layout" svg:width="22.859cm" svg:height="12.911cm" svg:x="1.27cm" svg:y="3.598cm" presentation:class="outline" presentation:user-transformed="true">
          <draw:text-box>
            <text:p text:style-name="P29"><text:span text:style-name="T15"><text:tab/></text:span><text:span text:style-name="T15"> <text:s/></text:span><text:span text:style-name="T15"><text:tab/></text:span><text:span text:style-name="T15">// Change to uppercase</text:span></text:p>
            <text:p text:style-name="P29"><text:span text:style-name="T15"><text:s text:c="6"/></text:span><text:span text:style-name="T15"><text:tab/></text:span><text:span text:style-name="T15">for (int i = 0; i &lt; strLength; i = i+1)</text:span></text:p>
            <text:p text:style-name="P29"><text:span text:style-name="T15"><text:tab/></text:span><text:span text:style-name="T15"> <text:s/></text:span><text:span text:style-name="T15"><text:tab/></text:span><text:span text:style-name="T15">{</text:span></text:p>
            <text:p text:style-name="P29"><text:span text:style-name="T15"><text:tab/></text:span><text:span text:style-name="T15"><text:tab/></text:span><text:span text:style-name="T15"> <text:s text:c="5"/></text:span><text:span text:style-name="T15">str[i]= toupper(str[i]);</text:span></text:p>
            <text:p text:style-name="P29"><text:span text:style-name="T15"><text:tab/></text:span><text:span text:style-name="T15"> <text:s/></text:span><text:span text:style-name="T15"><text:tab/></text:span><text:span text:style-name="T15">}</text:span></text:p>
            <text:p text:style-name="P29"><text:span text:style-name="T15"><text:tab/></text:span><text:span text:style-name="T15"> <text:s/></text:span><text:span text:style-name="T15"><text:tab/></text:span></text:p>
            <text:p text:style-name="P29"><text:span text:style-name="T15"><text:tab/></text:span><text:span text:style-name="T15"><text:tab/></text:span><text:span text:style-name="T14">// Display string</text:span></text:p>
            <text:p text:style-name="P29"><text:span text:style-name="T15"><text:tab/></text:span><text:span text:style-name="T15"><text:tab/></text:span><text:span text:style-name="T15">cout &lt;&lt; "String in uppercase letters: " &lt;&lt; str &lt;&lt; endl;</text:span><text:span text:style-name="T15"><text:tab/></text:span><text:span text:style-name="T15"><text:tab/></text:span></text:p>
            <text:p text:style-name="P29"><text:span text:style-name="T15"><text:tab/></text:span><text:span text:style-name="T15"> <text:s/></text:span><text:span text:style-name="T15"><text:tab/></text:span><text:span text:style-name="T15">system("pause"); </text:span></text:p>
            <text:p text:style-name="P29"><text:span text:style-name="T15"><text:tab/></text:span><text:span text:style-name="T15"> <text:s/></text:span><text:span text:style-name="T15"><text:tab/></text:span><text:span text:style-name="T15">return 0;</text:span></text:p>
            <text:p text:style-name="P29"><text:span text:style-name="T1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cret Message Example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9">Secret Message Example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4">Write a program to generate a secret message. <text:s/></text:span></text:p>
              </text:list-item>
              <text:list-item>
                <text:p text:style-name="P10"><text:span text:style-name="T4">Get a string from the keyboard. <text:s/></text:span></text:p>
              </text:list-item>
              <text:list-item>
                <text:p text:style-name="P10"><text:span text:style-name="T4">Convert all letters to uppercase first. <text:s/></text:span></text:p>
              </text:list-item>
              <text:list-item>
                <text:p text:style-name="P10"><text:span text:style-name="T4">Also do the following conversions: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5">Change all occurrences of E to !</text:span></text:p>
                  </text:list-item>
                  <text:list-item>
                    <text:p text:style-name="P4"><text:span text:style-name="T15">Change all occurrences of ! to N</text:span></text:p>
                  </text:list-item>
                  <text:list-item>
                    <text:p text:style-name="P4"><text:span text:style-name="T15">Change all occurrences of N to R</text:span></text:p>
                  </text:list-item>
                  <text:list-item>
                    <text:p text:style-name="P4"><text:span text:style-name="T15">Change all occurrences of R to 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cret Message Example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Secret Message Example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p text:style-name="P9"><text:span text:style-name="T4">// File: Lesson25Ex6.cpp</text:span></text:p>
            <text:p text:style-name="P9"><text:span text:style-name="T4">// Created by Man-Chi Leung on 7/17/13</text:span></text:p>
            <text:p text:style-name="P9"><text:span text:style-name="T4">// This program reads a string from keyboard and </text:span></text:p>
            <text:p text:style-name="P9"><text:span text:style-name="T4">// converts all letters to uppercase. <text:s/>It also performs</text:span></text:p>
            <text:p text:style-name="P9"><text:span text:style-name="T4">// character other conver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cret Message Example" draw:style-name="dp1" draw:master-page-name="Default_20_1" presentation:presentation-page-layout-name="AL2T11">
        <draw:frame draw:name="Title 1" presentation:style-name="pr4" draw:text-style-name="P2" draw:layer="layout" svg:width="22.859cm" svg:height="1.988cm" svg:x="1.27cm" svg:y="0.763cm" presentation:class="title" presentation:user-transformed="true">
          <draw:text-box>
            <text:p text:style-name="P1"><text:span text:style-name="T3">Secret Message Example</text:span></text:p>
          </draw:text-box>
        </draw:frame>
        <draw:frame draw:name="Content Placeholder 2" presentation:style-name="pr7" draw:text-style-name="P2" draw:layer="layout" svg:width="22.859cm" svg:height="13.629cm" svg:x="1.27cm" svg:y="3.387cm" presentation:class="outline" presentation:user-transformed="true">
          <draw:text-box>
            <text:p text:style-name="P28"><text:span text:style-name="T15">int main()</text:span></text:p>
            <text:p text:style-name="P28"><text:span text:style-name="T15">{</text:span></text:p>
            <text:p text:style-name="P30"><text:span text:style-name="T15"><text:s text:c="4"/></text:span><text:span text:style-name="T15"><text:tab/></text:span><text:span text:style-name="T15"><text:tab/></text:span><text:span text:style-name="T14">// Declare and initialize variables</text:span></text:p>
            <text:p text:style-name="P30"><text:span text:style-name="T14"><text:tab/></text:span><text:span text:style-name="T14"><text:tab/></text:span><text:span text:style-name="T14">// Get a string from user</text:span></text:p>
            <text:p text:style-name="P30"><text:span text:style-name="T14"><text:tab/></text:span><text:span text:style-name="T14"><text:tab/></text:span><text:span text:style-name="T14">// Use loop to convert letters to uppercase</text:span></text:p>
            <text:p text:style-name="P30"><text:span text:style-name="T14"><text:tab/></text:span><text:span text:style-name="T14"><text:tab/></text:span><text:span text:style-name="T14">// Use loop to do other character conversions</text:span></text:p>
            <text:p text:style-name="P30"><text:span text:style-name="T14"><text:tab/></text:span><text:span text:style-name="T14"><text:tab/></text:span><text:span text:style-name="T14">// Display string after conversions</text:span><text:span text:style-name="T14"><text:tab/></text:span></text:p>
            <text:p text:style-name="P31"><text:span text:style-name="T15"><text:tab/></text:span><text:span text:style-name="T15"><text:tab/></text:span><text:span text:style-name="T15">system("pause"); </text:span></text:p>
            <text:p text:style-name="P31"><text:span text:style-name="T15"><text:tab/></text:span><text:span text:style-name="T15"><text:tab/></text:span><text:span text:style-name="T15">return 0;</text:span></text:p>
            <text:p text:style-name="P31"><text:span text:style-name="T1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cret Message Example" draw:style-name="dp1" draw:master-page-name="Default_20_1" presentation:presentation-page-layout-name="AL2T11">
        <draw:frame draw:name="Title 1" presentation:style-name="pr4" draw:text-style-name="P2" draw:layer="layout" svg:width="22.859cm" svg:height="2.411cm" svg:x="1.27cm" svg:y="0.763cm" presentation:class="title" presentation:user-transformed="true">
          <draw:text-box>
            <text:p text:style-name="P1"><text:span text:style-name="T3">Secret Message Example</text:span></text:p>
          </draw:text-box>
        </draw:frame>
        <draw:frame draw:name="Content Placeholder 2" presentation:style-name="pr7" draw:text-style-name="P2" draw:layer="layout" svg:width="22.859cm" svg:height="13.078cm" svg:x="1.27cm" svg:y="3.938cm" presentation:class="outline" presentation:user-transformed="true">
          <draw:text-box>
            <text:p text:style-name="P28"><text:span text:style-name="T16">int main()</text:span></text:p>
            <text:p text:style-name="P28"><text:span text:style-name="T16">{</text:span></text:p>
            <text:p text:style-name="P28"><text:span text:style-name="T16"><text:tab/></text:span><text:span text:style-name="T16"> <text:s text:c="2"/></text:span><text:span text:style-name="T17">// Declare and initialize variables </text:span></text:p>
            <text:p text:style-name="P28"><text:span text:style-name="T16"><text:tab/></text:span><text:span text:style-name="T16"><text:tab/></text:span><text:span text:style-name="T16">string str = "";</text:span></text:p>
            <text:p text:style-name="P28"><text:span text:style-name="T16"><text:s text:c="6"/></text:span><text:span text:style-name="T16"><text:tab/></text:span><text:span text:style-name="T16">int strLength = 0;</text:span></text:p>
            <text:p text:style-name="P28"><text:span text:style-name="T16"/></text:p>
            <text:p text:style-name="P28"><text:span text:style-name="T16"><text:tab/></text:span><text:span text:style-name="T16"> <text:s text:c="2"/></text:span><text:span text:style-name="T17">// Get a string from user</text:span></text:p>
            <text:p text:style-name="P28"><text:span text:style-name="T16"><text:tab/></text:span><text:span text:style-name="T16"><text:tab/></text:span><text:span text:style-name="T16">cout &lt;&lt; "Please enter a string: ";</text:span></text:p>
            <text:p text:style-name="P28"><text:span text:style-name="T16"><text:tab/></text:span><text:span text:style-name="T16"> <text:s/></text:span><text:span text:style-name="T16"><text:tab/></text:span><text:span text:style-name="T16">cin &gt;&gt; str;</text:span></text:p>
            <text:p text:style-name="P28"><text:span text:style-name="T16"/></text:p>
            <text:p text:style-name="P28"><text:span text:style-name="T16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cret Message Example" draw:style-name="dp1" draw:master-page-name="Default_20_1" presentation:presentation-page-layout-name="AL2T11">
        <draw:frame draw:name="Title 1" presentation:style-name="pr4" draw:text-style-name="P2" draw:layer="layout" svg:width="22.859cm" svg:height="2.199cm" svg:x="1.27cm" svg:y="0.763cm" presentation:class="title" presentation:user-transformed="true">
          <draw:text-box>
            <text:p text:style-name="P1"><text:span text:style-name="T3">Secret Message Example</text:span></text:p>
          </draw:text-box>
        </draw:frame>
        <draw:frame draw:name="Content Placeholder 2" presentation:style-name="pr7" draw:text-style-name="P2" draw:layer="layout" svg:width="22.859cm" svg:height="12.571cm" svg:x="1.236cm" svg:y="3.025cm" presentation:class="outline" presentation:user-transformed="true">
          <draw:text-box>
            <text:p text:style-name="P28"><text:span text:style-name="T17"><text:tab/></text:span><text:span text:style-name="T17"> <text:s/></text:span><text:span text:style-name="T17"><text:tab/></text:span><text:span text:style-name="T17">// Convert letters to uppercase</text:span></text:p>
            <text:p text:style-name="P28"><text:span text:style-name="T17"><text:tab/></text:span><text:span text:style-name="T17"><text:tab/></text:span><text:span text:style-name="T16">strLength = str.length();</text:span><text:span text:style-name="T16"><text:tab/></text:span></text:p>
            <text:p text:style-name="P28"><text:span text:style-name="T16"><text:tab/></text:span><text:span text:style-name="T16"> <text:s/></text:span><text:span text:style-name="T16"><text:tab/></text:span><text:span text:style-name="T16">for (int i = 0; i &lt; strLength; i = i+1)</text:span></text:p>
            <text:p text:style-name="P28"><text:span text:style-name="T16"><text:tab/></text:span><text:span text:style-name="T16"> <text:s/></text:span><text:span text:style-name="T16"><text:tab/></text:span><text:span text:style-name="T16">{</text:span></text:p>
            <text:p text:style-name="P28"><text:span text:style-name="T16"><text:tab/></text:span><text:span text:style-name="T16"><text:tab/></text:span><text:span text:style-name="T16"> <text:s text:c="3"/></text:span><text:span text:style-name="T16"><text:tab/></text:span><text:span text:style-name="T16"><text:tab/></text:span><text:span text:style-name="T16">str[i]= toupper(str[i]);</text:span></text:p>
            <text:p text:style-name="P28"><text:span text:style-name="T16"><text:tab/></text:span><text:span text:style-name="T16"> <text:s/></text:span><text:span text:style-name="T16"><text:tab/></text:span><text:span text:style-name="T16">} </text:span><text:span text:style-name="T16"><text:tab/></text:span><text:span text:style-name="T16"><text:tab/></text:span></text:p>
            <text:p text:style-name="P28"><text:span text:style-name="T16"><text:tab/></text:span><text:span text:style-name="T16"><text:tab/></text:span><text:span text:style-name="T17">// Do other character conversions</text:span></text:p>
            <text:p text:style-name="P28"><text:span text:style-name="T16"><text:tab/></text:span><text:span text:style-name="T16"><text:tab/></text:span><text:span text:style-name="T16">for (int i = 0; i &lt; strLength; i = i+1)</text:span></text:p>
            <text:p text:style-name="P28"><text:span text:style-name="T16"><text:tab/></text:span><text:span text:style-name="T16"><text:tab/></text:span><text:span text:style-name="T16">{</text:span></text:p>
            <text:p text:style-name="P28"><text:span text:style-name="T16"><text:tab/></text:span><text:span text:style-name="T16"><text:tab/></text:span><text:span text:style-name="T16"><text:tab/></text:span><text:span text:style-name="T16"><text:tab/></text:span><text:span text:style-name="T16">if (str[i] == 'E')</text:span></text:p>
            <text:p text:style-name="P28"><text:span text:style-name="T16"><text:tab/></text:span><text:span text:style-name="T16"><text:tab/></text:span><text:span text:style-name="T16"><text:tab/></text:span><text:span text:style-name="T16"><text:tab/></text:span><text:span text:style-name="T16">{</text:span></text:p>
            <text:p text:style-name="P28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3"/></text:span><text:span text:style-name="T16">str[i] = '!';</text:span></text:p>
            <text:p text:style-name="P28"><text:span text:style-name="T16"><text:tab/></text:span><text:span text:style-name="T16"><text:tab/></text:span><text:span text:style-name="T16"><text:tab/></text:span><text:span text:style-name="T16"><text:tab/></text:span><text:span text:style-name="T16">}</text:span></text:p>
            <text:p text:style-name="P28"><text:span text:style-name="T17"><text:tab/></text:span><text:span text:style-name="T17"><text:tab/></text:span></text:p>
            <text:p text:style-name="P28"><text:span text:style-name="T17"><text:tab/></text:span><text:span text:style-name="T17"><text:tab/></text:span></text:p>
            <text:p text:style-name="P28"><text:span text:style-name="T17"/></text:p>
            <text:p text:style-name="P28"><text:span text:style-name="T17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cret Message Example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Secret Message Example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p text:style-name="P28"><text:span text:style-name="T17"><text:tab/></text:span><text:span text:style-name="T17"><text:tab/></text:span><text:span text:style-name="T17"> <text:s/></text:span><text:span text:style-name="T17"><text:tab/></text:span><text:span text:style-name="T16">else if (str[i] == '!')</text:span></text:p>
            <text:p text:style-name="P28"><text:span text:style-name="T16"><text:s text:c="11"/></text:span><text:span text:style-name="T16"><text:tab/></text:span><text:span text:style-name="T16">{</text:span></text:p>
            <text:p text:style-name="P28"><text:span text:style-name="T16"><text:tab/></text:span><text:span text:style-name="T16"><text:tab/></text:span><text:span text:style-name="T16"><text:tab/></text:span><text:span text:style-name="T16"> <text:s text:c="3"/></text:span><text:span text:style-name="T16"><text:tab/></text:span><text:span text:style-name="T16"><text:tab/></text:span><text:span text:style-name="T16">str[i] = 'N';</text:span></text:p>
            <text:p text:style-name="P28"><text:span text:style-name="T16"><text:tab/></text:span><text:span text:style-name="T16"><text:tab/></text:span><text:span text:style-name="T16"> <text:s/></text:span><text:span text:style-name="T16"><text:tab/></text:span><text:span text:style-name="T16">}</text:span></text:p>
            <text:p text:style-name="P28"><text:span text:style-name="T16"><text:tab/></text:span><text:span text:style-name="T16"><text:tab/></text:span><text:span text:style-name="T16"> <text:s/></text:span><text:span text:style-name="T16"><text:tab/></text:span><text:span text:style-name="T16">else if (str[i] == 'N')</text:span></text:p>
            <text:p text:style-name="P28"><text:span text:style-name="T16"><text:tab/></text:span><text:span text:style-name="T16"><text:tab/></text:span><text:span text:style-name="T16"> <text:s/></text:span><text:span text:style-name="T16"><text:tab/></text:span><text:span text:style-name="T16">{</text:span></text:p>
            <text:p text:style-name="P28"><text:span text:style-name="T16"><text:tab/></text:span><text:span text:style-name="T16"><text:tab/></text:span><text:span text:style-name="T16"><text:tab/></text:span><text:span text:style-name="T16"> <text:s text:c="3"/></text:span><text:span text:style-name="T16"><text:tab/></text:span><text:span text:style-name="T16"><text:tab/></text:span><text:span text:style-name="T16">str[i] = 'R';</text:span></text:p>
            <text:p text:style-name="P28"><text:span text:style-name="T16"><text:tab/></text:span><text:span text:style-name="T16"><text:tab/></text:span><text:span text:style-name="T16"> <text:s/></text:span><text:span text:style-name="T16"><text:tab/></text:span><text:span text:style-name="T16">}</text:span><text:span text:style-name="T16"><text:tab/></text:span></text:p>
            <text:p text:style-name="P28"><text:span text:style-name="T16"><text:tab/></text:span><text:span text:style-name="T16"><text:tab/></text:span><text:span text:style-name="T16"><text:tab/></text:span><text:span text:style-name="T16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cret Message Example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Secret Message Example</text:span></text:p>
          </draw:text-box>
        </draw:frame>
        <draw:frame draw:name="Content Placeholder 2" presentation:style-name="pr7" draw:text-style-name="P2" draw:layer="layout" svg:width="22.859cm" svg:height="13.078cm" svg:x="1.27cm" svg:y="3.938cm" presentation:class="outline" presentation:user-transformed="true">
          <draw:text-box>
            <text:p text:style-name="P28"><text:span text:style-name="T17"><text:tab/></text:span><text:span text:style-name="T17"><text:tab/></text:span><text:span text:style-name="T17"> <text:s/></text:span><text:span text:style-name="T17"><text:tab/></text:span><text:span text:style-name="T16">else if (str[i] == 'R')</text:span></text:p>
            <text:p text:style-name="P28"><text:span text:style-name="T16"><text:tab/></text:span><text:span text:style-name="T16"><text:tab/></text:span><text:span text:style-name="T16"> <text:s/></text:span><text:span text:style-name="T16"><text:tab/></text:span><text:span text:style-name="T16">{</text:span></text:p>
            <text:p text:style-name="P28"><text:span text:style-name="T16"><text:tab/></text:span><text:span text:style-name="T16"><text:tab/></text:span><text:span text:style-name="T16"><text:tab/></text:span><text:span text:style-name="T16"> <text:s text:c="3"/></text:span><text:span text:style-name="T16"><text:tab/></text:span><text:span text:style-name="T16"><text:tab/></text:span><text:span text:style-name="T16">str[i] = 'E';</text:span></text:p>
            <text:p text:style-name="P28"><text:span text:style-name="T16"><text:tab/></text:span><text:span text:style-name="T16"><text:tab/></text:span><text:span text:style-name="T16"> <text:s/></text:span><text:span text:style-name="T16"><text:tab/></text:span><text:span text:style-name="T16">}</text:span><text:span text:style-name="T16"><text:tab/></text:span><text:span text:style-name="T16"><text:tab/></text:span></text:p>
            <text:p text:style-name="P28"><text:span text:style-name="T16"><text:tab/></text:span><text:span text:style-name="T16">} </text:span></text:p>
            <text:p text:style-name="P28"><text:span text:style-name="T16"/></text:p>
            <text:p text:style-name="P28"><text:span text:style-name="T16"><text:tab/></text:span><text:span text:style-name="T17">// Display string after conversions</text:span></text:p>
            <text:p text:style-name="P28"><text:span text:style-name="T16"><text:tab/></text:span><text:span text:style-name="T16">cout &lt;&lt; "After character conversions: " &lt;&lt; str &lt;&lt; endl;</text:span></text:p>
            <text:p text:style-name="P28"><text:span text:style-name="T16"><text:tab/></text:span></text:p>
            <text:p text:style-name="P28"><text:span text:style-name="T16"><text:tab/></text:span><text:span text:style-name="T16">system("pause"); </text:span></text:p>
            <text:p text:style-name="P28"><text:span text:style-name="T16"><text:tab/></text:span><text:span text:style-name="T16">return 0;</text:span></text:p>
            <text:p text:style-name="P28"><text:span text:style-name="T16">}</text:span></text:p>
            <text:p text:style-name="P28"><text:span text:style-name="T17"/></text:p>
            <text:p text:style-name="P28"><text:span text:style-name="T17"/></text:p>
            <text:p text:style-name="P28"><text:span text:style-name="T17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4-28">4/28/15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4-28">4/28/15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173"/>
    <meta:generator>OpenOffice/4.1.1$Win32 OpenOffice.org_project/411m6$Build-9775</meta:generator>
  </office:meta>
</office:document-meta>
</file>